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onymous Pro" svg:font-family="'Anonymous Pro'" style:font-pitch="fixed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17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4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nonymous Pr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nonymous Pro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nonymous Pr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be</text:p>
          </table:table-cell>
          <table:table-cell table:formula="of:=CONCATENATE(&quot;&quot;&quot;&quot;; &quot;) AND tenseIs(&quot;&quot;Tense.PRESENT&quot;&quot;),replaceEnd(&quot;&quot;&quot;; [.B1]; &quot;&quot;&quot; &quot;&quot;&quot;; [.D1]; &quot;&quot;&quot;)&quot;)" office:value-type="string" office:string-value="&quot;) AND tenseIs(&quot;Tense.PRESENT&quot;),replaceEnd(&quot;be&quot; &quot;ber&quot;)" calcext:value-type="string">
            <text:p>") AND tenseIs("Tense.PRESENT"),replaceEnd("be" "ber")</text:p>
          </table:table-cell>
          <table:table-cell table:style-name="ce1" office:value-type="string" calcext:value-type="string">
            <text:p>ber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besluta</text:p>
          </table:table-cell>
          <table:table-cell table:formula="of:=CONCATENATE(&quot;&quot;&quot;&quot;; &quot;) AND tenseIs(&quot;&quot;Tense.PRESENT&quot;&quot;),replaceEnd(&quot;&quot;&quot;; [.B2]; &quot;&quot;&quot; &quot;&quot;&quot;; [.D2]; &quot;&quot;&quot;)&quot;)" office:value-type="string" office:string-value="&quot;) AND tenseIs(&quot;Tense.PRESENT&quot;),replaceEnd(&quot;besluta&quot; &quot;besluter/beslutar&quot;)" calcext:value-type="string">
            <text:p>") AND tenseIs("Tense.PRESENT"),replaceEnd("besluta" "besluter/beslutar")</text:p>
          </table:table-cell>
          <table:table-cell table:style-name="ce1" office:value-type="string" calcext:value-type="string">
            <text:p>besluter/besluta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binda</text:p>
          </table:table-cell>
          <table:table-cell table:formula="of:=CONCATENATE(&quot;&quot;&quot;&quot;; &quot;) AND tenseIs(&quot;&quot;Tense.PRESENT&quot;&quot;),replaceEnd(&quot;&quot;&quot;; [.B3]; &quot;&quot;&quot; &quot;&quot;&quot;; [.D3]; &quot;&quot;&quot;)&quot;)" office:value-type="string" office:string-value="&quot;) AND tenseIs(&quot;Tense.PRESENT&quot;),replaceEnd(&quot;binda&quot; &quot;binder&quot;)" calcext:value-type="string">
            <text:p>") AND tenseIs("Tense.PRESENT"),replaceEnd("binda" "binder")</text:p>
          </table:table-cell>
          <table:table-cell table:style-name="ce1" office:value-type="string" calcext:value-type="string">
            <text:p>bind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bita</text:p>
          </table:table-cell>
          <table:table-cell table:formula="of:=CONCATENATE(&quot;&quot;&quot;&quot;; &quot;) AND tenseIs(&quot;&quot;Tense.PRESENT&quot;&quot;),replaceEnd(&quot;&quot;&quot;; [.B4]; &quot;&quot;&quot; &quot;&quot;&quot;; [.D4]; &quot;&quot;&quot;)&quot;)" office:value-type="string" office:string-value="&quot;) AND tenseIs(&quot;Tense.PRESENT&quot;),replaceEnd(&quot;bita&quot; &quot;biter&quot;)" calcext:value-type="string">
            <text:p>") AND tenseIs("Tense.PRESENT"),replaceEnd("bita" "biter")</text:p>
          </table:table-cell>
          <table:table-cell table:style-name="ce1" office:value-type="string" calcext:value-type="string">
            <text:p>bit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bjuda</text:p>
          </table:table-cell>
          <table:table-cell table:formula="of:=CONCATENATE(&quot;&quot;&quot;&quot;; &quot;) AND tenseIs(&quot;&quot;Tense.PRESENT&quot;&quot;),replaceEnd(&quot;&quot;&quot;; [.B5]; &quot;&quot;&quot; &quot;&quot;&quot;; [.D5]; &quot;&quot;&quot;)&quot;)" office:value-type="string" office:string-value="&quot;) AND tenseIs(&quot;Tense.PRESENT&quot;),replaceEnd(&quot;bjuda&quot; &quot;bjuder&quot;)" calcext:value-type="string">
            <text:p>") AND tenseIs("Tense.PRESENT"),replaceEnd("bjuda" "bjuder")</text:p>
          </table:table-cell>
          <table:table-cell table:style-name="ce1" office:value-type="string" calcext:value-type="string">
            <text:p>bjud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bli</text:p>
          </table:table-cell>
          <table:table-cell table:formula="of:=CONCATENATE(&quot;&quot;&quot;&quot;; &quot;) AND tenseIs(&quot;&quot;Tense.PRESENT&quot;&quot;),replaceEnd(&quot;&quot;&quot;; [.B6]; &quot;&quot;&quot; &quot;&quot;&quot;; [.D6]; &quot;&quot;&quot;)&quot;)" office:value-type="string" office:string-value="&quot;) AND tenseIs(&quot;Tense.PRESENT&quot;),replaceEnd(&quot;bli&quot; &quot;blir&quot;)" calcext:value-type="string">
            <text:p>") AND tenseIs("Tense.PRESENT"),replaceEnd("bli" "blir")</text:p>
          </table:table-cell>
          <table:table-cell table:style-name="ce1" office:value-type="string" calcext:value-type="string">
            <text:p>bli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brinna</text:p>
          </table:table-cell>
          <table:table-cell table:formula="of:=CONCATENATE(&quot;&quot;&quot;&quot;; &quot;) AND tenseIs(&quot;&quot;Tense.PRESENT&quot;&quot;),replaceEnd(&quot;&quot;&quot;; [.B7]; &quot;&quot;&quot; &quot;&quot;&quot;; [.D7]; &quot;&quot;&quot;)&quot;)" office:value-type="string" office:string-value="&quot;) AND tenseIs(&quot;Tense.PRESENT&quot;),replaceEnd(&quot;brinna&quot; &quot;brinner&quot;)" calcext:value-type="string">
            <text:p>") AND tenseIs("Tense.PRESENT"),replaceEnd("brinna" "brinner")</text:p>
          </table:table-cell>
          <table:table-cell table:style-name="ce1" office:value-type="string" calcext:value-type="string">
            <text:p>brinn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brista</text:p>
          </table:table-cell>
          <table:table-cell table:formula="of:=CONCATENATE(&quot;&quot;&quot;&quot;; &quot;) AND tenseIs(&quot;&quot;Tense.PRESENT&quot;&quot;),replaceEnd(&quot;&quot;&quot;; [.B8]; &quot;&quot;&quot; &quot;&quot;&quot;; [.D8]; &quot;&quot;&quot;)&quot;)" office:value-type="string" office:string-value="&quot;) AND tenseIs(&quot;Tense.PRESENT&quot;),replaceEnd(&quot;brista&quot; &quot;brister&quot;)" calcext:value-type="string">
            <text:p>") AND tenseIs("Tense.PRESENT"),replaceEnd("brista" "brister")</text:p>
          </table:table-cell>
          <table:table-cell table:style-name="ce1" office:value-type="string" calcext:value-type="string">
            <text:p>brist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bryta</text:p>
          </table:table-cell>
          <table:table-cell table:formula="of:=CONCATENATE(&quot;&quot;&quot;&quot;; &quot;) AND tenseIs(&quot;&quot;Tense.PRESENT&quot;&quot;),replaceEnd(&quot;&quot;&quot;; [.B9]; &quot;&quot;&quot; &quot;&quot;&quot;; [.D9]; &quot;&quot;&quot;)&quot;)" office:value-type="string" office:string-value="&quot;) AND tenseIs(&quot;Tense.PRESENT&quot;),replaceEnd(&quot;bryta&quot; &quot;bryter&quot;)" calcext:value-type="string">
            <text:p>") AND tenseIs("Tense.PRESENT"),replaceEnd("bryta" "bryter")</text:p>
          </table:table-cell>
          <table:table-cell table:style-name="ce1" office:value-type="string" calcext:value-type="string">
            <text:p>bryt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bära</text:p>
          </table:table-cell>
          <table:table-cell table:formula="of:=CONCATENATE(&quot;&quot;&quot;&quot;; &quot;) AND tenseIs(&quot;&quot;Tense.PRESENT&quot;&quot;),replaceEnd(&quot;&quot;&quot;; [.B10]; &quot;&quot;&quot; &quot;&quot;&quot;; [.D10]; &quot;&quot;&quot;)&quot;)" office:value-type="string" office:string-value="&quot;) AND tenseIs(&quot;Tense.PRESENT&quot;),replaceEnd(&quot;bära&quot; &quot;bär&quot;)" calcext:value-type="string">
            <text:p>") AND tenseIs("Tense.PRESENT"),replaceEnd("bära" "bär")</text:p>
          </table:table-cell>
          <table:table-cell table:style-name="ce1" office:value-type="string" calcext:value-type="string">
            <text:p>bä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böra</text:p>
          </table:table-cell>
          <table:table-cell table:formula="of:=CONCATENATE(&quot;&quot;&quot;&quot;; &quot;) AND tenseIs(&quot;&quot;Tense.PRESENT&quot;&quot;),replaceEnd(&quot;&quot;&quot;; [.B11]; &quot;&quot;&quot; &quot;&quot;&quot;; [.D11]; &quot;&quot;&quot;)&quot;)" office:value-type="string" office:string-value="&quot;) AND tenseIs(&quot;Tense.PRESENT&quot;),replaceEnd(&quot;böra&quot; &quot;bör&quot;)" calcext:value-type="string">
            <text:p>") AND tenseIs("Tense.PRESENT"),replaceEnd("böra" "bör")</text:p>
          </table:table-cell>
          <table:table-cell table:style-name="ce1" office:value-type="string" calcext:value-type="string">
            <text:p>bör</text:p>
          </table:table-cell>
          <table:table-cell table:style-name="ce1"/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dra</text:p>
          </table:table-cell>
          <table:table-cell table:formula="of:=CONCATENATE(&quot;&quot;&quot;&quot;; &quot;) AND tenseIs(&quot;&quot;Tense.PRESENT&quot;&quot;),replaceEnd(&quot;&quot;&quot;; [.B12]; &quot;&quot;&quot; &quot;&quot;&quot;; [.D12]; &quot;&quot;&quot;)&quot;)" office:value-type="string" office:string-value="&quot;) AND tenseIs(&quot;Tense.PRESENT&quot;),replaceEnd(&quot;dra&quot; &quot;drar&quot;)" calcext:value-type="string">
            <text:p>") AND tenseIs("Tense.PRESENT"),replaceEnd("dra" "drar")</text:p>
          </table:table-cell>
          <table:table-cell table:style-name="ce1" office:value-type="string" calcext:value-type="string">
            <text:p>dra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dricka</text:p>
          </table:table-cell>
          <table:table-cell table:formula="of:=CONCATENATE(&quot;&quot;&quot;&quot;; &quot;) AND tenseIs(&quot;&quot;Tense.PRESENT&quot;&quot;),replaceEnd(&quot;&quot;&quot;; [.B13]; &quot;&quot;&quot; &quot;&quot;&quot;; [.D13]; &quot;&quot;&quot;)&quot;)" office:value-type="string" office:string-value="&quot;) AND tenseIs(&quot;Tense.PRESENT&quot;),replaceEnd(&quot;dricka&quot; &quot;dricker&quot;)" calcext:value-type="string">
            <text:p>") AND tenseIs("Tense.PRESENT"),replaceEnd("dricka" "dricker")</text:p>
          </table:table-cell>
          <table:table-cell table:style-name="ce1" office:value-type="string" calcext:value-type="string">
            <text:p>drick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driva</text:p>
          </table:table-cell>
          <table:table-cell table:formula="of:=CONCATENATE(&quot;&quot;&quot;&quot;; &quot;) AND tenseIs(&quot;&quot;Tense.PRESENT&quot;&quot;),replaceEnd(&quot;&quot;&quot;; [.B14]; &quot;&quot;&quot; &quot;&quot;&quot;; [.D14]; &quot;&quot;&quot;)&quot;)" office:value-type="string" office:string-value="&quot;) AND tenseIs(&quot;Tense.PRESENT&quot;),replaceEnd(&quot;driva&quot; &quot;driver&quot;)" calcext:value-type="string">
            <text:p>") AND tenseIs("Tense.PRESENT"),replaceEnd("driva" "driver")</text:p>
          </table:table-cell>
          <table:table-cell table:style-name="ce1" office:value-type="string" calcext:value-type="string">
            <text:p>driv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duga</text:p>
          </table:table-cell>
          <table:table-cell table:formula="of:=CONCATENATE(&quot;&quot;&quot;&quot;; &quot;) AND tenseIs(&quot;&quot;Tense.PRESENT&quot;&quot;),replaceEnd(&quot;&quot;&quot;; [.B15]; &quot;&quot;&quot; &quot;&quot;&quot;; [.D15]; &quot;&quot;&quot;)&quot;)" office:value-type="string" office:string-value="&quot;) AND tenseIs(&quot;Tense.PRESENT&quot;),replaceEnd(&quot;duga&quot; &quot;duger&quot;)" calcext:value-type="string">
            <text:p>") AND tenseIs("Tense.PRESENT"),replaceEnd("duga" "duger")</text:p>
          </table:table-cell>
          <table:table-cell table:style-name="ce1" office:value-type="string" calcext:value-type="string">
            <text:p>dug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dyka</text:p>
          </table:table-cell>
          <table:table-cell table:formula="of:=CONCATENATE(&quot;&quot;&quot;&quot;; &quot;) AND tenseIs(&quot;&quot;Tense.PRESENT&quot;&quot;),replaceEnd(&quot;&quot;&quot;; [.B16]; &quot;&quot;&quot; &quot;&quot;&quot;; [.D16]; &quot;&quot;&quot;)&quot;)" office:value-type="string" office:string-value="&quot;) AND tenseIs(&quot;Tense.PRESENT&quot;),replaceEnd(&quot;dyka&quot; &quot;dyker&quot;)" calcext:value-type="string">
            <text:p>") AND tenseIs("Tense.PRESENT"),replaceEnd("dyka" "dyker")</text:p>
          </table:table-cell>
          <table:table-cell table:style-name="ce1" office:value-type="string" calcext:value-type="string">
            <text:p>dyk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dö</text:p>
          </table:table-cell>
          <table:table-cell table:formula="of:=CONCATENATE(&quot;&quot;&quot;&quot;; &quot;) AND tenseIs(&quot;&quot;Tense.PRESENT&quot;&quot;),replaceEnd(&quot;&quot;&quot;; [.B17]; &quot;&quot;&quot; &quot;&quot;&quot;; [.D17]; &quot;&quot;&quot;)&quot;)" office:value-type="string" office:string-value="&quot;) AND tenseIs(&quot;Tense.PRESENT&quot;),replaceEnd(&quot;dö&quot; &quot;dör&quot;)" calcext:value-type="string">
            <text:p>") AND tenseIs("Tense.PRESENT"),replaceEnd("dö" "dör")</text:p>
          </table:table-cell>
          <table:table-cell table:style-name="ce1" office:value-type="string" calcext:value-type="string">
            <text:p>dö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falla</text:p>
          </table:table-cell>
          <table:table-cell table:formula="of:=CONCATENATE(&quot;&quot;&quot;&quot;; &quot;) AND tenseIs(&quot;&quot;Tense.PRESENT&quot;&quot;),replaceEnd(&quot;&quot;&quot;; [.B18]; &quot;&quot;&quot; &quot;&quot;&quot;; [.D18]; &quot;&quot;&quot;)&quot;)" office:value-type="string" office:string-value="&quot;) AND tenseIs(&quot;Tense.PRESENT&quot;),replaceEnd(&quot;falla&quot; &quot;faller&quot;)" calcext:value-type="string">
            <text:p>") AND tenseIs("Tense.PRESENT"),replaceEnd("falla" "faller")</text:p>
          </table:table-cell>
          <table:table-cell table:style-name="ce1" office:value-type="string" calcext:value-type="string">
            <text:p>fall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fara</text:p>
          </table:table-cell>
          <table:table-cell table:formula="of:=CONCATENATE(&quot;&quot;&quot;&quot;; &quot;) AND tenseIs(&quot;&quot;Tense.PRESENT&quot;&quot;),replaceEnd(&quot;&quot;&quot;; [.B19]; &quot;&quot;&quot; &quot;&quot;&quot;; [.D19]; &quot;&quot;&quot;)&quot;)" office:value-type="string" office:string-value="&quot;) AND tenseIs(&quot;Tense.PRESENT&quot;),replaceEnd(&quot;fara&quot; &quot;far&quot;)" calcext:value-type="string">
            <text:p>") AND tenseIs("Tense.PRESENT"),replaceEnd("fara" "far")</text:p>
          </table:table-cell>
          <table:table-cell table:style-name="ce1" office:value-type="string" calcext:value-type="string">
            <text:p>fa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finna</text:p>
          </table:table-cell>
          <table:table-cell table:formula="of:=CONCATENATE(&quot;&quot;&quot;&quot;; &quot;) AND tenseIs(&quot;&quot;Tense.PRESENT&quot;&quot;),replaceEnd(&quot;&quot;&quot;; [.B20]; &quot;&quot;&quot; &quot;&quot;&quot;; [.D20]; &quot;&quot;&quot;)&quot;)" office:value-type="string" office:string-value="&quot;) AND tenseIs(&quot;Tense.PRESENT&quot;),replaceEnd(&quot;finna&quot; &quot;finner&quot;)" calcext:value-type="string">
            <text:p>") AND tenseIs("Tense.PRESENT"),replaceEnd("finna" "finner")</text:p>
          </table:table-cell>
          <table:table-cell table:style-name="ce1" office:value-type="string" calcext:value-type="string">
            <text:p>finn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finnas</text:p>
          </table:table-cell>
          <table:table-cell table:formula="of:=CONCATENATE(&quot;&quot;&quot;&quot;; &quot;) AND tenseIs(&quot;&quot;Tense.PRESENT&quot;&quot;),replaceEnd(&quot;&quot;&quot;; [.B21]; &quot;&quot;&quot; &quot;&quot;&quot;; [.D21]; &quot;&quot;&quot;)&quot;)" office:value-type="string" office:string-value="&quot;) AND tenseIs(&quot;Tense.PRESENT&quot;),replaceEnd(&quot;finnas&quot; &quot;finns&quot;)" calcext:value-type="string">
            <text:p>") AND tenseIs("Tense.PRESENT"),replaceEnd("finnas" "finns")</text:p>
          </table:table-cell>
          <table:table-cell table:style-name="ce1" office:value-type="string" calcext:value-type="string">
            <text:p>finns</text:p>
          </table:table-cell>
          <table:table-cell table:style-name="ce1"/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flyga</text:p>
          </table:table-cell>
          <table:table-cell table:formula="of:=CONCATENATE(&quot;&quot;&quot;&quot;; &quot;) AND tenseIs(&quot;&quot;Tense.PRESENT&quot;&quot;),replaceEnd(&quot;&quot;&quot;; [.B22]; &quot;&quot;&quot; &quot;&quot;&quot;; [.D22]; &quot;&quot;&quot;)&quot;)" office:value-type="string" office:string-value="&quot;) AND tenseIs(&quot;Tense.PRESENT&quot;),replaceEnd(&quot;flyga&quot; &quot;flyger&quot;)" calcext:value-type="string">
            <text:p>") AND tenseIs("Tense.PRESENT"),replaceEnd("flyga" "flyger")</text:p>
          </table:table-cell>
          <table:table-cell table:style-name="ce1" office:value-type="string" calcext:value-type="string">
            <text:p>flyg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flyta</text:p>
          </table:table-cell>
          <table:table-cell table:formula="of:=CONCATENATE(&quot;&quot;&quot;&quot;; &quot;) AND tenseIs(&quot;&quot;Tense.PRESENT&quot;&quot;),replaceEnd(&quot;&quot;&quot;; [.B23]; &quot;&quot;&quot; &quot;&quot;&quot;; [.D23]; &quot;&quot;&quot;)&quot;)" office:value-type="string" office:string-value="&quot;) AND tenseIs(&quot;Tense.PRESENT&quot;),replaceEnd(&quot;flyta&quot; &quot;flyter&quot;)" calcext:value-type="string">
            <text:p>") AND tenseIs("Tense.PRESENT"),replaceEnd("flyta" "flyter")</text:p>
          </table:table-cell>
          <table:table-cell table:style-name="ce1" office:value-type="string" calcext:value-type="string">
            <text:p>flyt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frysa</text:p>
          </table:table-cell>
          <table:table-cell table:formula="of:=CONCATENATE(&quot;&quot;&quot;&quot;; &quot;) AND tenseIs(&quot;&quot;Tense.PRESENT&quot;&quot;),replaceEnd(&quot;&quot;&quot;; [.B24]; &quot;&quot;&quot; &quot;&quot;&quot;; [.D24]; &quot;&quot;&quot;)&quot;)" office:value-type="string" office:string-value="&quot;) AND tenseIs(&quot;Tense.PRESENT&quot;),replaceEnd(&quot;frysa&quot; &quot;fryser&quot;)" calcext:value-type="string">
            <text:p>") AND tenseIs("Tense.PRESENT"),replaceEnd("frysa" "fryser")</text:p>
          </table:table-cell>
          <table:table-cell table:style-name="ce1" office:value-type="string" calcext:value-type="string">
            <text:p>frys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få</text:p>
          </table:table-cell>
          <table:table-cell table:formula="of:=CONCATENATE(&quot;&quot;&quot;&quot;; &quot;) AND tenseIs(&quot;&quot;Tense.PRESENT&quot;&quot;),replaceEnd(&quot;&quot;&quot;; [.B25]; &quot;&quot;&quot; &quot;&quot;&quot;; [.D25]; &quot;&quot;&quot;)&quot;)" office:value-type="string" office:string-value="&quot;) AND tenseIs(&quot;Tense.PRESENT&quot;),replaceEnd(&quot;få&quot; &quot;får&quot;)" calcext:value-type="string">
            <text:p>") AND tenseIs("Tense.PRESENT"),replaceEnd("få" "får")</text:p>
          </table:table-cell>
          <table:table-cell table:style-name="ce1" office:value-type="string" calcext:value-type="string">
            <text:p>få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försvinna</text:p>
          </table:table-cell>
          <table:table-cell table:formula="of:=CONCATENATE(&quot;&quot;&quot;&quot;; &quot;) AND tenseIs(&quot;&quot;Tense.PRESENT&quot;&quot;),replaceEnd(&quot;&quot;&quot;; [.B26]; &quot;&quot;&quot; &quot;&quot;&quot;; [.D26]; &quot;&quot;&quot;)&quot;)" office:value-type="string" office:string-value="&quot;) AND tenseIs(&quot;Tense.PRESENT&quot;),replaceEnd(&quot;försvinna&quot; &quot;försvinner&quot;)" calcext:value-type="string">
            <text:p>") AND tenseIs("Tense.PRESENT"),replaceEnd("försvinna" "försvinner")</text:p>
          </table:table-cell>
          <table:table-cell table:style-name="ce1" office:value-type="string" calcext:value-type="string">
            <text:p>försvinn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ge</text:p>
          </table:table-cell>
          <table:table-cell table:formula="of:=CONCATENATE(&quot;&quot;&quot;&quot;; &quot;) AND tenseIs(&quot;&quot;Tense.PRESENT&quot;&quot;),replaceEnd(&quot;&quot;&quot;; [.B27]; &quot;&quot;&quot; &quot;&quot;&quot;; [.D27]; &quot;&quot;&quot;)&quot;)" office:value-type="string" office:string-value="&quot;) AND tenseIs(&quot;Tense.PRESENT&quot;),replaceEnd(&quot;ge&quot; &quot;ger&quot;)" calcext:value-type="string">
            <text:p>") AND tenseIs("Tense.PRESENT"),replaceEnd("ge" "ger")</text:p>
          </table:table-cell>
          <table:table-cell table:style-name="ce1" office:value-type="string" calcext:value-type="string">
            <text:p>g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gjuta</text:p>
          </table:table-cell>
          <table:table-cell table:formula="of:=CONCATENATE(&quot;&quot;&quot;&quot;; &quot;) AND tenseIs(&quot;&quot;Tense.PRESENT&quot;&quot;),replaceEnd(&quot;&quot;&quot;; [.B28]; &quot;&quot;&quot; &quot;&quot;&quot;; [.D28]; &quot;&quot;&quot;)&quot;)" office:value-type="string" office:string-value="&quot;) AND tenseIs(&quot;Tense.PRESENT&quot;),replaceEnd(&quot;gjuta&quot; &quot;gjuter&quot;)" calcext:value-type="string">
            <text:p>") AND tenseIs("Tense.PRESENT"),replaceEnd("gjuta" "gjuter")</text:p>
          </table:table-cell>
          <table:table-cell table:style-name="ce1" office:value-type="string" calcext:value-type="string">
            <text:p>gjut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glida</text:p>
          </table:table-cell>
          <table:table-cell table:formula="of:=CONCATENATE(&quot;&quot;&quot;&quot;; &quot;) AND tenseIs(&quot;&quot;Tense.PRESENT&quot;&quot;),replaceEnd(&quot;&quot;&quot;; [.B29]; &quot;&quot;&quot; &quot;&quot;&quot;; [.D29]; &quot;&quot;&quot;)&quot;)" office:value-type="string" office:string-value="&quot;) AND tenseIs(&quot;Tense.PRESENT&quot;),replaceEnd(&quot;glida&quot; &quot;glider&quot;)" calcext:value-type="string">
            <text:p>") AND tenseIs("Tense.PRESENT"),replaceEnd("glida" "glider")</text:p>
          </table:table-cell>
          <table:table-cell table:style-name="ce1" office:value-type="string" calcext:value-type="string">
            <text:p>glid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glädja</text:p>
          </table:table-cell>
          <table:table-cell table:formula="of:=CONCATENATE(&quot;&quot;&quot;&quot;; &quot;) AND tenseIs(&quot;&quot;Tense.PRESENT&quot;&quot;),replaceEnd(&quot;&quot;&quot;; [.B30]; &quot;&quot;&quot; &quot;&quot;&quot;; [.D30]; &quot;&quot;&quot;)&quot;)" office:value-type="string" office:string-value="&quot;) AND tenseIs(&quot;Tense.PRESENT&quot;),replaceEnd(&quot;glädja&quot; &quot;gläder&quot;)" calcext:value-type="string">
            <text:p>") AND tenseIs("Tense.PRESENT"),replaceEnd("glädja" "gläder")</text:p>
          </table:table-cell>
          <table:table-cell table:style-name="ce1" office:value-type="string" calcext:value-type="string">
            <text:p>gläd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gnida</text:p>
          </table:table-cell>
          <table:table-cell table:formula="of:=CONCATENATE(&quot;&quot;&quot;&quot;; &quot;) AND tenseIs(&quot;&quot;Tense.PRESENT&quot;&quot;),replaceEnd(&quot;&quot;&quot;; [.B31]; &quot;&quot;&quot; &quot;&quot;&quot;; [.D31]; &quot;&quot;&quot;)&quot;)" office:value-type="string" office:string-value="&quot;) AND tenseIs(&quot;Tense.PRESENT&quot;),replaceEnd(&quot;gnida&quot; &quot;gnider&quot;)" calcext:value-type="string">
            <text:p>") AND tenseIs("Tense.PRESENT"),replaceEnd("gnida" "gnider")</text:p>
          </table:table-cell>
          <table:table-cell table:style-name="ce1" office:value-type="string" calcext:value-type="string">
            <text:p>gnid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gripa</text:p>
          </table:table-cell>
          <table:table-cell table:formula="of:=CONCATENATE(&quot;&quot;&quot;&quot;; &quot;) AND tenseIs(&quot;&quot;Tense.PRESENT&quot;&quot;),replaceEnd(&quot;&quot;&quot;; [.B32]; &quot;&quot;&quot; &quot;&quot;&quot;; [.D32]; &quot;&quot;&quot;)&quot;)" office:value-type="string" office:string-value="&quot;) AND tenseIs(&quot;Tense.PRESENT&quot;),replaceEnd(&quot;gripa&quot; &quot;griper&quot;)" calcext:value-type="string">
            <text:p>") AND tenseIs("Tense.PRESENT"),replaceEnd("gripa" "griper")</text:p>
          </table:table-cell>
          <table:table-cell table:style-name="ce1" office:value-type="string" calcext:value-type="string">
            <text:p>grip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gråta</text:p>
          </table:table-cell>
          <table:table-cell table:formula="of:=CONCATENATE(&quot;&quot;&quot;&quot;; &quot;) AND tenseIs(&quot;&quot;Tense.PRESENT&quot;&quot;),replaceEnd(&quot;&quot;&quot;; [.B33]; &quot;&quot;&quot; &quot;&quot;&quot;; [.D33]; &quot;&quot;&quot;)&quot;)" office:value-type="string" office:string-value="&quot;) AND tenseIs(&quot;Tense.PRESENT&quot;),replaceEnd(&quot;gråta&quot; &quot;gråter&quot;)" calcext:value-type="string">
            <text:p>") AND tenseIs("Tense.PRESENT"),replaceEnd("gråta" "gråter")</text:p>
          </table:table-cell>
          <table:table-cell table:style-name="ce1" office:value-type="string" calcext:value-type="string">
            <text:p>gråt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gå</text:p>
          </table:table-cell>
          <table:table-cell table:formula="of:=CONCATENATE(&quot;&quot;&quot;&quot;; &quot;) AND tenseIs(&quot;&quot;Tense.PRESENT&quot;&quot;),replaceEnd(&quot;&quot;&quot;; [.B34]; &quot;&quot;&quot; &quot;&quot;&quot;; [.D34]; &quot;&quot;&quot;)&quot;)" office:value-type="string" office:string-value="&quot;) AND tenseIs(&quot;Tense.PRESENT&quot;),replaceEnd(&quot;gå&quot; &quot;går&quot;)" calcext:value-type="string">
            <text:p>") AND tenseIs("Tense.PRESENT"),replaceEnd("gå" "går")</text:p>
          </table:table-cell>
          <table:table-cell table:style-name="ce1" office:value-type="string" calcext:value-type="string">
            <text:p>gå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göra</text:p>
          </table:table-cell>
          <table:table-cell table:formula="of:=CONCATENATE(&quot;&quot;&quot;&quot;; &quot;) AND tenseIs(&quot;&quot;Tense.PRESENT&quot;&quot;),replaceEnd(&quot;&quot;&quot;; [.B35]; &quot;&quot;&quot; &quot;&quot;&quot;; [.D35]; &quot;&quot;&quot;)&quot;)" office:value-type="string" office:string-value="&quot;) AND tenseIs(&quot;Tense.PRESENT&quot;),replaceEnd(&quot;göra&quot; &quot;gör&quot;)" calcext:value-type="string">
            <text:p>") AND tenseIs("Tense.PRESENT"),replaceEnd("göra" "gör")</text:p>
          </table:table-cell>
          <table:table-cell table:style-name="ce1" office:value-type="string" calcext:value-type="string">
            <text:p>gö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ha</text:p>
          </table:table-cell>
          <table:table-cell table:formula="of:=CONCATENATE(&quot;&quot;&quot;&quot;; &quot;) AND tenseIs(&quot;&quot;Tense.PRESENT&quot;&quot;),replaceEnd(&quot;&quot;&quot;; [.B36]; &quot;&quot;&quot; &quot;&quot;&quot;; [.D36]; &quot;&quot;&quot;)&quot;)" office:value-type="string" office:string-value="&quot;) AND tenseIs(&quot;Tense.PRESENT&quot;),replaceEnd(&quot;ha&quot; &quot;har&quot;)" calcext:value-type="string">
            <text:p>") AND tenseIs("Tense.PRESENT"),replaceEnd("ha" "har")</text:p>
          </table:table-cell>
          <table:table-cell table:style-name="ce1" office:value-type="string" calcext:value-type="string">
            <text:p>ha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heta</text:p>
          </table:table-cell>
          <table:table-cell table:formula="of:=CONCATENATE(&quot;&quot;&quot;&quot;; &quot;) AND tenseIs(&quot;&quot;Tense.PRESENT&quot;&quot;),replaceEnd(&quot;&quot;&quot;; [.B37]; &quot;&quot;&quot; &quot;&quot;&quot;; [.D37]; &quot;&quot;&quot;)&quot;)" office:value-type="string" office:string-value="&quot;) AND tenseIs(&quot;Tense.PRESENT&quot;),replaceEnd(&quot;heta&quot; &quot;heter&quot;)" calcext:value-type="string">
            <text:p>") AND tenseIs("Tense.PRESENT"),replaceEnd("heta" "heter")</text:p>
          </table:table-cell>
          <table:table-cell table:style-name="ce1" office:value-type="string" calcext:value-type="string">
            <text:p>het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hinna</text:p>
          </table:table-cell>
          <table:table-cell table:formula="of:=CONCATENATE(&quot;&quot;&quot;&quot;; &quot;) AND tenseIs(&quot;&quot;Tense.PRESENT&quot;&quot;),replaceEnd(&quot;&quot;&quot;; [.B38]; &quot;&quot;&quot; &quot;&quot;&quot;; [.D38]; &quot;&quot;&quot;)&quot;)" office:value-type="string" office:string-value="&quot;) AND tenseIs(&quot;Tense.PRESENT&quot;),replaceEnd(&quot;hinna&quot; &quot;hinner&quot;)" calcext:value-type="string">
            <text:p>") AND tenseIs("Tense.PRESENT"),replaceEnd("hinna" "hinner")</text:p>
          </table:table-cell>
          <table:table-cell table:style-name="ce1" office:value-type="string" calcext:value-type="string">
            <text:p>hinn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hugga</text:p>
          </table:table-cell>
          <table:table-cell table:formula="of:=CONCATENATE(&quot;&quot;&quot;&quot;; &quot;) AND tenseIs(&quot;&quot;Tense.PRESENT&quot;&quot;),replaceEnd(&quot;&quot;&quot;; [.B39]; &quot;&quot;&quot; &quot;&quot;&quot;; [.D39]; &quot;&quot;&quot;)&quot;)" office:value-type="string" office:string-value="&quot;) AND tenseIs(&quot;Tense.PRESENT&quot;),replaceEnd(&quot;hugga&quot; &quot;hugger&quot;)" calcext:value-type="string">
            <text:p>") AND tenseIs("Tense.PRESENT"),replaceEnd("hugga" "hugger")</text:p>
          </table:table-cell>
          <table:table-cell table:style-name="ce1" office:value-type="string" calcext:value-type="string">
            <text:p>hugg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hålla</text:p>
          </table:table-cell>
          <table:table-cell table:formula="of:=CONCATENATE(&quot;&quot;&quot;&quot;; &quot;) AND tenseIs(&quot;&quot;Tense.PRESENT&quot;&quot;),replaceEnd(&quot;&quot;&quot;; [.B40]; &quot;&quot;&quot; &quot;&quot;&quot;; [.D40]; &quot;&quot;&quot;)&quot;)" office:value-type="string" office:string-value="&quot;) AND tenseIs(&quot;Tense.PRESENT&quot;),replaceEnd(&quot;hålla&quot; &quot;håller&quot;)" calcext:value-type="string">
            <text:p>") AND tenseIs("Tense.PRESENT"),replaceEnd("hålla" "håller")</text:p>
          </table:table-cell>
          <table:table-cell table:style-name="ce1" office:value-type="string" calcext:value-type="string">
            <text:p>håll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kliva</text:p>
          </table:table-cell>
          <table:table-cell table:formula="of:=CONCATENATE(&quot;&quot;&quot;&quot;; &quot;) AND tenseIs(&quot;&quot;Tense.PRESENT&quot;&quot;),replaceEnd(&quot;&quot;&quot;; [.B41]; &quot;&quot;&quot; &quot;&quot;&quot;; [.D41]; &quot;&quot;&quot;)&quot;)" office:value-type="string" office:string-value="&quot;) AND tenseIs(&quot;Tense.PRESENT&quot;),replaceEnd(&quot;kliva&quot; &quot;kliver&quot;)" calcext:value-type="string">
            <text:p>") AND tenseIs("Tense.PRESENT"),replaceEnd("kliva" "kliver")</text:p>
          </table:table-cell>
          <table:table-cell table:style-name="ce1" office:value-type="string" calcext:value-type="string">
            <text:p>kliv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knipa</text:p>
          </table:table-cell>
          <table:table-cell table:formula="of:=CONCATENATE(&quot;&quot;&quot;&quot;; &quot;) AND tenseIs(&quot;&quot;Tense.PRESENT&quot;&quot;),replaceEnd(&quot;&quot;&quot;; [.B42]; &quot;&quot;&quot; &quot;&quot;&quot;; [.D42]; &quot;&quot;&quot;)&quot;)" office:value-type="string" office:string-value="&quot;) AND tenseIs(&quot;Tense.PRESENT&quot;),replaceEnd(&quot;knipa&quot; &quot;kniper&quot;)" calcext:value-type="string">
            <text:p>") AND tenseIs("Tense.PRESENT"),replaceEnd("knipa" "kniper")</text:p>
          </table:table-cell>
          <table:table-cell table:style-name="ce1" office:value-type="string" calcext:value-type="string">
            <text:p>knip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knyta</text:p>
          </table:table-cell>
          <table:table-cell table:formula="of:=CONCATENATE(&quot;&quot;&quot;&quot;; &quot;) AND tenseIs(&quot;&quot;Tense.PRESENT&quot;&quot;),replaceEnd(&quot;&quot;&quot;; [.B43]; &quot;&quot;&quot; &quot;&quot;&quot;; [.D43]; &quot;&quot;&quot;)&quot;)" office:value-type="string" office:string-value="&quot;) AND tenseIs(&quot;Tense.PRESENT&quot;),replaceEnd(&quot;knyta&quot; &quot;knyter&quot;)" calcext:value-type="string">
            <text:p>") AND tenseIs("Tense.PRESENT"),replaceEnd("knyta" "knyter")</text:p>
          </table:table-cell>
          <table:table-cell table:style-name="ce1" office:value-type="string" calcext:value-type="string">
            <text:p>knyt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komma</text:p>
          </table:table-cell>
          <table:table-cell table:formula="of:=CONCATENATE(&quot;&quot;&quot;&quot;; &quot;) AND tenseIs(&quot;&quot;Tense.PRESENT&quot;&quot;),replaceEnd(&quot;&quot;&quot;; [.B44]; &quot;&quot;&quot; &quot;&quot;&quot;; [.D44]; &quot;&quot;&quot;)&quot;)" office:value-type="string" office:string-value="&quot;) AND tenseIs(&quot;Tense.PRESENT&quot;),replaceEnd(&quot;komma&quot; &quot;kommer&quot;)" calcext:value-type="string">
            <text:p>") AND tenseIs("Tense.PRESENT"),replaceEnd("komma" "kommer")</text:p>
          </table:table-cell>
          <table:table-cell table:style-name="ce1" office:value-type="string" calcext:value-type="string">
            <text:p>komm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krypa</text:p>
          </table:table-cell>
          <table:table-cell table:formula="of:=CONCATENATE(&quot;&quot;&quot;&quot;; &quot;) AND tenseIs(&quot;&quot;Tense.PRESENT&quot;&quot;),replaceEnd(&quot;&quot;&quot;; [.B45]; &quot;&quot;&quot; &quot;&quot;&quot;; [.D45]; &quot;&quot;&quot;)&quot;)" office:value-type="string" office:string-value="&quot;) AND tenseIs(&quot;Tense.PRESENT&quot;),replaceEnd(&quot;krypa&quot; &quot;kryper&quot;)" calcext:value-type="string">
            <text:p>") AND tenseIs("Tense.PRESENT"),replaceEnd("krypa" "kryper")</text:p>
          </table:table-cell>
          <table:table-cell table:style-name="ce1" office:value-type="string" calcext:value-type="string">
            <text:p>kryp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kunna</text:p>
          </table:table-cell>
          <table:table-cell table:formula="of:=CONCATENATE(&quot;&quot;&quot;&quot;; &quot;) AND tenseIs(&quot;&quot;Tense.PRESENT&quot;&quot;),replaceEnd(&quot;&quot;&quot;; [.B46]; &quot;&quot;&quot; &quot;&quot;&quot;; [.D46]; &quot;&quot;&quot;)&quot;)" office:value-type="string" office:string-value="&quot;) AND tenseIs(&quot;Tense.PRESENT&quot;),replaceEnd(&quot;kunna&quot; &quot;kan&quot;)" calcext:value-type="string">
            <text:p>") AND tenseIs("Tense.PRESENT"),replaceEnd("kunna" "kan")</text:p>
          </table:table-cell>
          <table:table-cell table:style-name="ce1" office:value-type="string" calcext:value-type="string">
            <text:p>kan</text:p>
          </table:table-cell>
          <table:table-cell table:style-name="ce1"/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le</text:p>
          </table:table-cell>
          <table:table-cell table:formula="of:=CONCATENATE(&quot;&quot;&quot;&quot;; &quot;) AND tenseIs(&quot;&quot;Tense.PRESENT&quot;&quot;),replaceEnd(&quot;&quot;&quot;; [.B47]; &quot;&quot;&quot; &quot;&quot;&quot;; [.D47]; &quot;&quot;&quot;)&quot;)" office:value-type="string" office:string-value="&quot;) AND tenseIs(&quot;Tense.PRESENT&quot;),replaceEnd(&quot;le&quot; &quot;ler&quot;)" calcext:value-type="string">
            <text:p>") AND tenseIs("Tense.PRESENT"),replaceEnd("le" "ler")</text:p>
          </table:table-cell>
          <table:table-cell table:style-name="ce1" office:value-type="string" calcext:value-type="string">
            <text:p>l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lida</text:p>
          </table:table-cell>
          <table:table-cell table:formula="of:=CONCATENATE(&quot;&quot;&quot;&quot;; &quot;) AND tenseIs(&quot;&quot;Tense.PRESENT&quot;&quot;),replaceEnd(&quot;&quot;&quot;; [.B48]; &quot;&quot;&quot; &quot;&quot;&quot;; [.D48]; &quot;&quot;&quot;)&quot;)" office:value-type="string" office:string-value="&quot;) AND tenseIs(&quot;Tense.PRESENT&quot;),replaceEnd(&quot;lida&quot; &quot;lider&quot;)" calcext:value-type="string">
            <text:p>") AND tenseIs("Tense.PRESENT"),replaceEnd("lida" "lider")</text:p>
          </table:table-cell>
          <table:table-cell table:style-name="ce1" office:value-type="string" calcext:value-type="string">
            <text:p>lid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ligga</text:p>
          </table:table-cell>
          <table:table-cell table:formula="of:=CONCATENATE(&quot;&quot;&quot;&quot;; &quot;) AND tenseIs(&quot;&quot;Tense.PRESENT&quot;&quot;),replaceEnd(&quot;&quot;&quot;; [.B49]; &quot;&quot;&quot; &quot;&quot;&quot;; [.D49]; &quot;&quot;&quot;)&quot;)" office:value-type="string" office:string-value="&quot;) AND tenseIs(&quot;Tense.PRESENT&quot;),replaceEnd(&quot;ligga&quot; &quot;ligger&quot;)" calcext:value-type="string">
            <text:p>") AND tenseIs("Tense.PRESENT"),replaceEnd("ligga" "ligger")</text:p>
          </table:table-cell>
          <table:table-cell table:style-name="ce1" office:value-type="string" calcext:value-type="string">
            <text:p>ligg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ljuga</text:p>
          </table:table-cell>
          <table:table-cell table:formula="of:=CONCATENATE(&quot;&quot;&quot;&quot;; &quot;) AND tenseIs(&quot;&quot;Tense.PRESENT&quot;&quot;),replaceEnd(&quot;&quot;&quot;; [.B50]; &quot;&quot;&quot; &quot;&quot;&quot;; [.D50]; &quot;&quot;&quot;)&quot;)" office:value-type="string" office:string-value="&quot;) AND tenseIs(&quot;Tense.PRESENT&quot;),replaceEnd(&quot;ljuga&quot; &quot;ljuger&quot;)" calcext:value-type="string">
            <text:p>") AND tenseIs("Tense.PRESENT"),replaceEnd("ljuga" "ljuger")</text:p>
          </table:table-cell>
          <table:table-cell table:style-name="ce1" office:value-type="string" calcext:value-type="string">
            <text:p>ljug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lyda</text:p>
          </table:table-cell>
          <table:table-cell table:formula="of:=CONCATENATE(&quot;&quot;&quot;&quot;; &quot;) AND tenseIs(&quot;&quot;Tense.PRESENT&quot;&quot;),replaceEnd(&quot;&quot;&quot;; [.B51]; &quot;&quot;&quot; &quot;&quot;&quot;; [.D51]; &quot;&quot;&quot;)&quot;)" office:value-type="string" office:string-value="&quot;) AND tenseIs(&quot;Tense.PRESENT&quot;),replaceEnd(&quot;lyda&quot; &quot;lyder&quot;)" calcext:value-type="string">
            <text:p>") AND tenseIs("Tense.PRESENT"),replaceEnd("lyda" "lyder")</text:p>
          </table:table-cell>
          <table:table-cell table:style-name="ce1" office:value-type="string" calcext:value-type="string">
            <text:p>lyd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låta</text:p>
          </table:table-cell>
          <table:table-cell table:formula="of:=CONCATENATE(&quot;&quot;&quot;&quot;; &quot;) AND tenseIs(&quot;&quot;Tense.PRESENT&quot;&quot;),replaceEnd(&quot;&quot;&quot;; [.B52]; &quot;&quot;&quot; &quot;&quot;&quot;; [.D52]; &quot;&quot;&quot;)&quot;)" office:value-type="string" office:string-value="&quot;) AND tenseIs(&quot;Tense.PRESENT&quot;),replaceEnd(&quot;låta&quot; &quot;låter&quot;)" calcext:value-type="string">
            <text:p>") AND tenseIs("Tense.PRESENT"),replaceEnd("låta" "låter")</text:p>
          </table:table-cell>
          <table:table-cell table:style-name="ce1" office:value-type="string" calcext:value-type="string">
            <text:p>låt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lägga</text:p>
          </table:table-cell>
          <table:table-cell table:formula="of:=CONCATENATE(&quot;&quot;&quot;&quot;; &quot;) AND tenseIs(&quot;&quot;Tense.PRESENT&quot;&quot;),replaceEnd(&quot;&quot;&quot;; [.B53]; &quot;&quot;&quot; &quot;&quot;&quot;; [.D53]; &quot;&quot;&quot;)&quot;)" office:value-type="string" office:string-value="&quot;) AND tenseIs(&quot;Tense.PRESENT&quot;),replaceEnd(&quot;lägga&quot; &quot;lägger&quot;)" calcext:value-type="string">
            <text:p>") AND tenseIs("Tense.PRESENT"),replaceEnd("lägga" "lägger")</text:p>
          </table:table-cell>
          <table:table-cell table:style-name="ce1" office:value-type="string" calcext:value-type="string">
            <text:p>lägg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måsta</text:p>
          </table:table-cell>
          <table:table-cell table:formula="of:=CONCATENATE(&quot;&quot;&quot;&quot;; &quot;) AND tenseIs(&quot;&quot;Tense.PRESENT&quot;&quot;),replaceEnd(&quot;&quot;&quot;; [.B54]; &quot;&quot;&quot; &quot;&quot;&quot;; [.D54]; &quot;&quot;&quot;)&quot;)" office:value-type="string" office:string-value="&quot;) AND tenseIs(&quot;Tense.PRESENT&quot;),replaceEnd(&quot;måsta&quot; &quot;måste&quot;)" calcext:value-type="string">
            <text:p>") AND tenseIs("Tense.PRESENT"),replaceEnd("måsta" "måste")</text:p>
          </table:table-cell>
          <table:table-cell table:style-name="ce1" office:value-type="string" calcext:value-type="string">
            <text:p>måste</text:p>
          </table:table-cell>
          <table:table-cell table:style-name="ce1"/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niga</text:p>
          </table:table-cell>
          <table:table-cell table:formula="of:=CONCATENATE(&quot;&quot;&quot;&quot;; &quot;) AND tenseIs(&quot;&quot;Tense.PRESENT&quot;&quot;),replaceEnd(&quot;&quot;&quot;; [.B55]; &quot;&quot;&quot; &quot;&quot;&quot;; [.D55]; &quot;&quot;&quot;)&quot;)" office:value-type="string" office:string-value="&quot;) AND tenseIs(&quot;Tense.PRESENT&quot;),replaceEnd(&quot;niga&quot; &quot;niger&quot;)" calcext:value-type="string">
            <text:p>") AND tenseIs("Tense.PRESENT"),replaceEnd("niga" "niger")</text:p>
          </table:table-cell>
          <table:table-cell table:style-name="ce1" office:value-type="string" calcext:value-type="string">
            <text:p>nig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njuta</text:p>
          </table:table-cell>
          <table:table-cell table:formula="of:=CONCATENATE(&quot;&quot;&quot;&quot;; &quot;) AND tenseIs(&quot;&quot;Tense.PRESENT&quot;&quot;),replaceEnd(&quot;&quot;&quot;; [.B56]; &quot;&quot;&quot; &quot;&quot;&quot;; [.D56]; &quot;&quot;&quot;)&quot;)" office:value-type="string" office:string-value="&quot;) AND tenseIs(&quot;Tense.PRESENT&quot;),replaceEnd(&quot;njuta&quot; &quot;njuter&quot;)" calcext:value-type="string">
            <text:p>") AND tenseIs("Tense.PRESENT"),replaceEnd("njuta" "njuter")</text:p>
          </table:table-cell>
          <table:table-cell table:style-name="ce1" office:value-type="string" calcext:value-type="string">
            <text:p>njut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nypa</text:p>
          </table:table-cell>
          <table:table-cell table:formula="of:=CONCATENATE(&quot;&quot;&quot;&quot;; &quot;) AND tenseIs(&quot;&quot;Tense.PRESENT&quot;&quot;),replaceEnd(&quot;&quot;&quot;; [.B57]; &quot;&quot;&quot; &quot;&quot;&quot;; [.D57]; &quot;&quot;&quot;)&quot;)" office:value-type="string" office:string-value="&quot;) AND tenseIs(&quot;Tense.PRESENT&quot;),replaceEnd(&quot;nypa&quot; &quot;nyper&quot;)" calcext:value-type="string">
            <text:p>") AND tenseIs("Tense.PRESENT"),replaceEnd("nypa" "nyper")</text:p>
          </table:table-cell>
          <table:table-cell table:style-name="ce1" office:value-type="string" calcext:value-type="string">
            <text:p>nyp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nysa</text:p>
          </table:table-cell>
          <table:table-cell table:formula="of:=CONCATENATE(&quot;&quot;&quot;&quot;; &quot;) AND tenseIs(&quot;&quot;Tense.PRESENT&quot;&quot;),replaceEnd(&quot;&quot;&quot;; [.B58]; &quot;&quot;&quot; &quot;&quot;&quot;; [.D58]; &quot;&quot;&quot;)&quot;)" office:value-type="string" office:string-value="&quot;) AND tenseIs(&quot;Tense.PRESENT&quot;),replaceEnd(&quot;nysa&quot; &quot;nyser&quot;)" calcext:value-type="string">
            <text:p>") AND tenseIs("Tense.PRESENT"),replaceEnd("nysa" "nyser")</text:p>
          </table:table-cell>
          <table:table-cell table:style-name="ce1" office:value-type="string" calcext:value-type="string">
            <text:p>nys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pipa</text:p>
          </table:table-cell>
          <table:table-cell table:formula="of:=CONCATENATE(&quot;&quot;&quot;&quot;; &quot;) AND tenseIs(&quot;&quot;Tense.PRESENT&quot;&quot;),replaceEnd(&quot;&quot;&quot;; [.B59]; &quot;&quot;&quot; &quot;&quot;&quot;; [.D59]; &quot;&quot;&quot;)&quot;)" office:value-type="string" office:string-value="&quot;) AND tenseIs(&quot;Tense.PRESENT&quot;),replaceEnd(&quot;pipa&quot; &quot;piper&quot;)" calcext:value-type="string">
            <text:p>") AND tenseIs("Tense.PRESENT"),replaceEnd("pipa" "piper")</text:p>
          </table:table-cell>
          <table:table-cell table:style-name="ce1" office:value-type="string" calcext:value-type="string">
            <text:p>pip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rida</text:p>
          </table:table-cell>
          <table:table-cell table:formula="of:=CONCATENATE(&quot;&quot;&quot;&quot;; &quot;) AND tenseIs(&quot;&quot;Tense.PRESENT&quot;&quot;),replaceEnd(&quot;&quot;&quot;; [.B60]; &quot;&quot;&quot; &quot;&quot;&quot;; [.D60]; &quot;&quot;&quot;)&quot;)" office:value-type="string" office:string-value="&quot;) AND tenseIs(&quot;Tense.PRESENT&quot;),replaceEnd(&quot;rida&quot; &quot;rider&quot;)" calcext:value-type="string">
            <text:p>") AND tenseIs("Tense.PRESENT"),replaceEnd("rida" "rider")</text:p>
          </table:table-cell>
          <table:table-cell table:style-name="ce1" office:value-type="string" calcext:value-type="string">
            <text:p>rid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rinna</text:p>
          </table:table-cell>
          <table:table-cell table:formula="of:=CONCATENATE(&quot;&quot;&quot;&quot;; &quot;) AND tenseIs(&quot;&quot;Tense.PRESENT&quot;&quot;),replaceEnd(&quot;&quot;&quot;; [.B61]; &quot;&quot;&quot; &quot;&quot;&quot;; [.D61]; &quot;&quot;&quot;)&quot;)" office:value-type="string" office:string-value="&quot;) AND tenseIs(&quot;Tense.PRESENT&quot;),replaceEnd(&quot;rinna&quot; &quot;rinner&quot;)" calcext:value-type="string">
            <text:p>") AND tenseIs("Tense.PRESENT"),replaceEnd("rinna" "rinner")</text:p>
          </table:table-cell>
          <table:table-cell table:style-name="ce1" office:value-type="string" calcext:value-type="string">
            <text:p>rinn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riva</text:p>
          </table:table-cell>
          <table:table-cell table:formula="of:=CONCATENATE(&quot;&quot;&quot;&quot;; &quot;) AND tenseIs(&quot;&quot;Tense.PRESENT&quot;&quot;),replaceEnd(&quot;&quot;&quot;; [.B62]; &quot;&quot;&quot; &quot;&quot;&quot;; [.D62]; &quot;&quot;&quot;)&quot;)" office:value-type="string" office:string-value="&quot;) AND tenseIs(&quot;Tense.PRESENT&quot;),replaceEnd(&quot;riva&quot; &quot;river&quot;)" calcext:value-type="string">
            <text:p>") AND tenseIs("Tense.PRESENT"),replaceEnd("riva" "river")</text:p>
          </table:table-cell>
          <table:table-cell table:style-name="ce1" office:value-type="string" calcext:value-type="string">
            <text:p>riv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ryta</text:p>
          </table:table-cell>
          <table:table-cell table:formula="of:=CONCATENATE(&quot;&quot;&quot;&quot;; &quot;) AND tenseIs(&quot;&quot;Tense.PRESENT&quot;&quot;),replaceEnd(&quot;&quot;&quot;; [.B63]; &quot;&quot;&quot; &quot;&quot;&quot;; [.D63]; &quot;&quot;&quot;)&quot;)" office:value-type="string" office:string-value="&quot;) AND tenseIs(&quot;Tense.PRESENT&quot;),replaceEnd(&quot;ryta&quot; &quot;ryter&quot;)" calcext:value-type="string">
            <text:p>") AND tenseIs("Tense.PRESENT"),replaceEnd("ryta" "ryter")</text:p>
          </table:table-cell>
          <table:table-cell table:style-name="ce1" office:value-type="string" calcext:value-type="string">
            <text:p>ryt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se</text:p>
          </table:table-cell>
          <table:table-cell table:formula="of:=CONCATENATE(&quot;&quot;&quot;&quot;; &quot;) AND tenseIs(&quot;&quot;Tense.PRESENT&quot;&quot;),replaceEnd(&quot;&quot;&quot;; [.B64]; &quot;&quot;&quot; &quot;&quot;&quot;; [.D64]; &quot;&quot;&quot;)&quot;)" office:value-type="string" office:string-value="&quot;) AND tenseIs(&quot;Tense.PRESENT&quot;),replaceEnd(&quot;se&quot; &quot;ser&quot;)" calcext:value-type="string">
            <text:p>") AND tenseIs("Tense.PRESENT"),replaceEnd("se" "ser")</text:p>
          </table:table-cell>
          <table:table-cell table:style-name="ce1" office:value-type="string" calcext:value-type="string">
            <text:p>s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sitta</text:p>
          </table:table-cell>
          <table:table-cell table:formula="of:=CONCATENATE(&quot;&quot;&quot;&quot;; &quot;) AND tenseIs(&quot;&quot;Tense.PRESENT&quot;&quot;),replaceEnd(&quot;&quot;&quot;; [.B65]; &quot;&quot;&quot; &quot;&quot;&quot;; [.D65]; &quot;&quot;&quot;)&quot;)" office:value-type="string" office:string-value="&quot;) AND tenseIs(&quot;Tense.PRESENT&quot;),replaceEnd(&quot;sitta&quot; &quot;sitter&quot;)" calcext:value-type="string">
            <text:p>") AND tenseIs("Tense.PRESENT"),replaceEnd("sitta" "sitter")</text:p>
          </table:table-cell>
          <table:table-cell table:style-name="ce1" office:value-type="string" calcext:value-type="string">
            <text:p>sitt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sjunga</text:p>
          </table:table-cell>
          <table:table-cell table:formula="of:=CONCATENATE(&quot;&quot;&quot;&quot;; &quot;) AND tenseIs(&quot;&quot;Tense.PRESENT&quot;&quot;),replaceEnd(&quot;&quot;&quot;; [.B66]; &quot;&quot;&quot; &quot;&quot;&quot;; [.D66]; &quot;&quot;&quot;)&quot;)" office:value-type="string" office:string-value="&quot;) AND tenseIs(&quot;Tense.PRESENT&quot;),replaceEnd(&quot;sjunga&quot; &quot;sjunger&quot;)" calcext:value-type="string">
            <text:p>") AND tenseIs("Tense.PRESENT"),replaceEnd("sjunga" "sjunger")</text:p>
          </table:table-cell>
          <table:table-cell table:style-name="ce1" office:value-type="string" calcext:value-type="string">
            <text:p>sjung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sjuda</text:p>
          </table:table-cell>
          <table:table-cell table:formula="of:=CONCATENATE(&quot;&quot;&quot;&quot;; &quot;) AND tenseIs(&quot;&quot;Tense.PRESENT&quot;&quot;),replaceEnd(&quot;&quot;&quot;; [.B67]; &quot;&quot;&quot; &quot;&quot;&quot;; [.D67]; &quot;&quot;&quot;)&quot;)" office:value-type="string" office:string-value="&quot;) AND tenseIs(&quot;Tense.PRESENT&quot;),replaceEnd(&quot;sjuda&quot; &quot;sjuder&quot;)" calcext:value-type="string">
            <text:p>") AND tenseIs("Tense.PRESENT"),replaceEnd("sjuda" "sjuder")</text:p>
          </table:table-cell>
          <table:table-cell table:style-name="ce1" office:value-type="string" calcext:value-type="string">
            <text:p>sjud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sjunka</text:p>
          </table:table-cell>
          <table:table-cell table:formula="of:=CONCATENATE(&quot;&quot;&quot;&quot;; &quot;) AND tenseIs(&quot;&quot;Tense.PRESENT&quot;&quot;),replaceEnd(&quot;&quot;&quot;; [.B68]; &quot;&quot;&quot; &quot;&quot;&quot;; [.D68]; &quot;&quot;&quot;)&quot;)" office:value-type="string" office:string-value="&quot;) AND tenseIs(&quot;Tense.PRESENT&quot;),replaceEnd(&quot;sjunka&quot; &quot;sjunker&quot;)" calcext:value-type="string">
            <text:p>") AND tenseIs("Tense.PRESENT"),replaceEnd("sjunka" "sjunker")</text:p>
          </table:table-cell>
          <table:table-cell table:style-name="ce1" office:value-type="string" calcext:value-type="string">
            <text:p>sjunk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skina</text:p>
          </table:table-cell>
          <table:table-cell table:formula="of:=CONCATENATE(&quot;&quot;&quot;&quot;; &quot;) AND tenseIs(&quot;&quot;Tense.PRESENT&quot;&quot;),replaceEnd(&quot;&quot;&quot;; [.B69]; &quot;&quot;&quot; &quot;&quot;&quot;; [.D69]; &quot;&quot;&quot;)&quot;)" office:value-type="string" office:string-value="&quot;) AND tenseIs(&quot;Tense.PRESENT&quot;),replaceEnd(&quot;skina&quot; &quot;skiner&quot;)" calcext:value-type="string">
            <text:p>") AND tenseIs("Tense.PRESENT"),replaceEnd("skina" "skiner")</text:p>
          </table:table-cell>
          <table:table-cell table:style-name="ce1" office:value-type="string" calcext:value-type="string">
            <text:p>skin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skjuta</text:p>
          </table:table-cell>
          <table:table-cell table:formula="of:=CONCATENATE(&quot;&quot;&quot;&quot;; &quot;) AND tenseIs(&quot;&quot;Tense.PRESENT&quot;&quot;),replaceEnd(&quot;&quot;&quot;; [.B70]; &quot;&quot;&quot; &quot;&quot;&quot;; [.D70]; &quot;&quot;&quot;)&quot;)" office:value-type="string" office:string-value="&quot;) AND tenseIs(&quot;Tense.PRESENT&quot;),replaceEnd(&quot;skjuta&quot; &quot;skjuter&quot;)" calcext:value-type="string">
            <text:p>") AND tenseIs("Tense.PRESENT"),replaceEnd("skjuta" "skjuter")</text:p>
          </table:table-cell>
          <table:table-cell table:style-name="ce1" office:value-type="string" calcext:value-type="string">
            <text:p>skjut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skola</text:p>
          </table:table-cell>
          <table:table-cell table:formula="of:=CONCATENATE(&quot;&quot;&quot;&quot;; &quot;) AND tenseIs(&quot;&quot;Tense.PRESENT&quot;&quot;),replaceEnd(&quot;&quot;&quot;; [.B71]; &quot;&quot;&quot; &quot;&quot;&quot;; [.D71]; &quot;&quot;&quot;)&quot;)" office:value-type="string" office:string-value="&quot;) AND tenseIs(&quot;Tense.PRESENT&quot;),replaceEnd(&quot;skola&quot; &quot;ska&quot;)" calcext:value-type="string">
            <text:p>") AND tenseIs("Tense.PRESENT"),replaceEnd("skola" "ska")</text:p>
          </table:table-cell>
          <table:table-cell table:style-name="ce1" office:value-type="string" calcext:value-type="string">
            <text:p>ska</text:p>
          </table:table-cell>
          <table:table-cell table:style-name="ce1"/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skrika</text:p>
          </table:table-cell>
          <table:table-cell table:formula="of:=CONCATENATE(&quot;&quot;&quot;&quot;; &quot;) AND tenseIs(&quot;&quot;Tense.PRESENT&quot;&quot;),replaceEnd(&quot;&quot;&quot;; [.B72]; &quot;&quot;&quot; &quot;&quot;&quot;; [.D72]; &quot;&quot;&quot;)&quot;)" office:value-type="string" office:string-value="&quot;) AND tenseIs(&quot;Tense.PRESENT&quot;),replaceEnd(&quot;skrika&quot; &quot;skriker&quot;)" calcext:value-type="string">
            <text:p>") AND tenseIs("Tense.PRESENT"),replaceEnd("skrika" "skriker")</text:p>
          </table:table-cell>
          <table:table-cell table:style-name="ce1" office:value-type="string" calcext:value-type="string">
            <text:p>skrik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skriva</text:p>
          </table:table-cell>
          <table:table-cell table:formula="of:=CONCATENATE(&quot;&quot;&quot;&quot;; &quot;) AND tenseIs(&quot;&quot;Tense.PRESENT&quot;&quot;),replaceEnd(&quot;&quot;&quot;; [.B73]; &quot;&quot;&quot; &quot;&quot;&quot;; [.D73]; &quot;&quot;&quot;)&quot;)" office:value-type="string" office:string-value="&quot;) AND tenseIs(&quot;Tense.PRESENT&quot;),replaceEnd(&quot;skriva&quot; &quot;skriver&quot;)" calcext:value-type="string">
            <text:p>") AND tenseIs("Tense.PRESENT"),replaceEnd("skriva" "skriver")</text:p>
          </table:table-cell>
          <table:table-cell table:style-name="ce1" office:value-type="string" calcext:value-type="string">
            <text:p>skriv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skryta</text:p>
          </table:table-cell>
          <table:table-cell table:formula="of:=CONCATENATE(&quot;&quot;&quot;&quot;; &quot;) AND tenseIs(&quot;&quot;Tense.PRESENT&quot;&quot;),replaceEnd(&quot;&quot;&quot;; [.B74]; &quot;&quot;&quot; &quot;&quot;&quot;; [.D74]; &quot;&quot;&quot;)&quot;)" office:value-type="string" office:string-value="&quot;) AND tenseIs(&quot;Tense.PRESENT&quot;),replaceEnd(&quot;skryta&quot; &quot;skryter&quot;)" calcext:value-type="string">
            <text:p>") AND tenseIs("Tense.PRESENT"),replaceEnd("skryta" "skryter")</text:p>
          </table:table-cell>
          <table:table-cell table:style-name="ce1" office:value-type="string" calcext:value-type="string">
            <text:p>skryt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skära</text:p>
          </table:table-cell>
          <table:table-cell table:formula="of:=CONCATENATE(&quot;&quot;&quot;&quot;; &quot;) AND tenseIs(&quot;&quot;Tense.PRESENT&quot;&quot;),replaceEnd(&quot;&quot;&quot;; [.B75]; &quot;&quot;&quot; &quot;&quot;&quot;; [.D75]; &quot;&quot;&quot;)&quot;)" office:value-type="string" office:string-value="&quot;) AND tenseIs(&quot;Tense.PRESENT&quot;),replaceEnd(&quot;skära&quot; &quot;skär&quot;)" calcext:value-type="string">
            <text:p>") AND tenseIs("Tense.PRESENT"),replaceEnd("skära" "skär")</text:p>
          </table:table-cell>
          <table:table-cell table:style-name="ce1" office:value-type="string" calcext:value-type="string">
            <text:p>skä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slippa</text:p>
          </table:table-cell>
          <table:table-cell table:formula="of:=CONCATENATE(&quot;&quot;&quot;&quot;; &quot;) AND tenseIs(&quot;&quot;Tense.PRESENT&quot;&quot;),replaceEnd(&quot;&quot;&quot;; [.B76]; &quot;&quot;&quot; &quot;&quot;&quot;; [.D76]; &quot;&quot;&quot;)&quot;)" office:value-type="string" office:string-value="&quot;) AND tenseIs(&quot;Tense.PRESENT&quot;),replaceEnd(&quot;slippa&quot; &quot;slipper&quot;)" calcext:value-type="string">
            <text:p>") AND tenseIs("Tense.PRESENT"),replaceEnd("slippa" "slipper")</text:p>
          </table:table-cell>
          <table:table-cell table:style-name="ce1" office:value-type="string" calcext:value-type="string">
            <text:p>slipp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slita</text:p>
          </table:table-cell>
          <table:table-cell table:formula="of:=CONCATENATE(&quot;&quot;&quot;&quot;; &quot;) AND tenseIs(&quot;&quot;Tense.PRESENT&quot;&quot;),replaceEnd(&quot;&quot;&quot;; [.B77]; &quot;&quot;&quot; &quot;&quot;&quot;; [.D77]; &quot;&quot;&quot;)&quot;)" office:value-type="string" office:string-value="&quot;) AND tenseIs(&quot;Tense.PRESENT&quot;),replaceEnd(&quot;slita&quot; &quot;sliter&quot;)" calcext:value-type="string">
            <text:p>") AND tenseIs("Tense.PRESENT"),replaceEnd("slita" "sliter")</text:p>
          </table:table-cell>
          <table:table-cell table:style-name="ce1" office:value-type="string" calcext:value-type="string">
            <text:p>slit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slå</text:p>
          </table:table-cell>
          <table:table-cell table:formula="of:=CONCATENATE(&quot;&quot;&quot;&quot;; &quot;) AND tenseIs(&quot;&quot;Tense.PRESENT&quot;&quot;),replaceEnd(&quot;&quot;&quot;; [.B78]; &quot;&quot;&quot; &quot;&quot;&quot;; [.D78]; &quot;&quot;&quot;)&quot;)" office:value-type="string" office:string-value="&quot;) AND tenseIs(&quot;Tense.PRESENT&quot;),replaceEnd(&quot;slå&quot; &quot;slår&quot;)" calcext:value-type="string">
            <text:p>") AND tenseIs("Tense.PRESENT"),replaceEnd("slå" "slår")</text:p>
          </table:table-cell>
          <table:table-cell table:style-name="ce1" office:value-type="string" calcext:value-type="string">
            <text:p>slå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slåss</text:p>
          </table:table-cell>
          <table:table-cell table:formula="of:=CONCATENATE(&quot;&quot;&quot;&quot;; &quot;) AND tenseIs(&quot;&quot;Tense.PRESENT&quot;&quot;),replaceEnd(&quot;&quot;&quot;; [.B79]; &quot;&quot;&quot; &quot;&quot;&quot;; [.D79]; &quot;&quot;&quot;)&quot;)" office:value-type="string" office:string-value="&quot;) AND tenseIs(&quot;Tense.PRESENT&quot;),replaceEnd(&quot;slåss&quot; &quot;slåss&quot;)" calcext:value-type="string">
            <text:p>") AND tenseIs("Tense.PRESENT"),replaceEnd("slåss" "slåss")</text:p>
          </table:table-cell>
          <table:table-cell table:style-name="ce1" office:value-type="string" calcext:value-type="string">
            <text:p>slåss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smyga</text:p>
          </table:table-cell>
          <table:table-cell table:formula="of:=CONCATENATE(&quot;&quot;&quot;&quot;; &quot;) AND tenseIs(&quot;&quot;Tense.PRESENT&quot;&quot;),replaceEnd(&quot;&quot;&quot;; [.B80]; &quot;&quot;&quot; &quot;&quot;&quot;; [.D80]; &quot;&quot;&quot;)&quot;)" office:value-type="string" office:string-value="&quot;) AND tenseIs(&quot;Tense.PRESENT&quot;),replaceEnd(&quot;smyga&quot; &quot;smyger&quot;)" calcext:value-type="string">
            <text:p>") AND tenseIs("Tense.PRESENT"),replaceEnd("smyga" "smyger")</text:p>
          </table:table-cell>
          <table:table-cell table:style-name="ce1" office:value-type="string" calcext:value-type="string">
            <text:p>smyg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smälta</text:p>
          </table:table-cell>
          <table:table-cell table:formula="of:=CONCATENATE(&quot;&quot;&quot;&quot;; &quot;) AND tenseIs(&quot;&quot;Tense.PRESENT&quot;&quot;),replaceEnd(&quot;&quot;&quot;; [.B81]; &quot;&quot;&quot; &quot;&quot;&quot;; [.D81]; &quot;&quot;&quot;)&quot;)" office:value-type="string" office:string-value="&quot;) AND tenseIs(&quot;Tense.PRESENT&quot;),replaceEnd(&quot;smälta&quot; &quot;smälter&quot;)" calcext:value-type="string">
            <text:p>") AND tenseIs("Tense.PRESENT"),replaceEnd("smälta" "smälter")</text:p>
          </table:table-cell>
          <table:table-cell table:style-name="ce1" office:value-type="string" calcext:value-type="string">
            <text:p>smält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snyta</text:p>
          </table:table-cell>
          <table:table-cell table:formula="of:=CONCATENATE(&quot;&quot;&quot;&quot;; &quot;) AND tenseIs(&quot;&quot;Tense.PRESENT&quot;&quot;),replaceEnd(&quot;&quot;&quot;; [.B82]; &quot;&quot;&quot; &quot;&quot;&quot;; [.D82]; &quot;&quot;&quot;)&quot;)" office:value-type="string" office:string-value="&quot;) AND tenseIs(&quot;Tense.PRESENT&quot;),replaceEnd(&quot;snyta&quot; &quot;snyter&quot;)" calcext:value-type="string">
            <text:p>") AND tenseIs("Tense.PRESENT"),replaceEnd("snyta" "snyter")</text:p>
          </table:table-cell>
          <table:table-cell table:style-name="ce1" office:value-type="string" calcext:value-type="string">
            <text:p>snyt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sova</text:p>
          </table:table-cell>
          <table:table-cell table:formula="of:=CONCATENATE(&quot;&quot;&quot;&quot;; &quot;) AND tenseIs(&quot;&quot;Tense.PRESENT&quot;&quot;),replaceEnd(&quot;&quot;&quot;; [.B83]; &quot;&quot;&quot; &quot;&quot;&quot;; [.D83]; &quot;&quot;&quot;)&quot;)" office:value-type="string" office:string-value="&quot;) AND tenseIs(&quot;Tense.PRESENT&quot;),replaceEnd(&quot;sova&quot; &quot;sover&quot;)" calcext:value-type="string">
            <text:p>") AND tenseIs("Tense.PRESENT"),replaceEnd("sova" "sover")</text:p>
          </table:table-cell>
          <table:table-cell table:style-name="ce1" office:value-type="string" calcext:value-type="string">
            <text:p>sov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spinna</text:p>
          </table:table-cell>
          <table:table-cell table:formula="of:=CONCATENATE(&quot;&quot;&quot;&quot;; &quot;) AND tenseIs(&quot;&quot;Tense.PRESENT&quot;&quot;),replaceEnd(&quot;&quot;&quot;; [.B84]; &quot;&quot;&quot; &quot;&quot;&quot;; [.D84]; &quot;&quot;&quot;)&quot;)" office:value-type="string" office:string-value="&quot;) AND tenseIs(&quot;Tense.PRESENT&quot;),replaceEnd(&quot;spinna&quot; &quot;spinner&quot;)" calcext:value-type="string">
            <text:p>") AND tenseIs("Tense.PRESENT"),replaceEnd("spinna" "spinner")</text:p>
          </table:table-cell>
          <table:table-cell table:style-name="ce1" office:value-type="string" calcext:value-type="string">
            <text:p>spinn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spricka</text:p>
          </table:table-cell>
          <table:table-cell table:formula="of:=CONCATENATE(&quot;&quot;&quot;&quot;; &quot;) AND tenseIs(&quot;&quot;Tense.PRESENT&quot;&quot;),replaceEnd(&quot;&quot;&quot;; [.B85]; &quot;&quot;&quot; &quot;&quot;&quot;; [.D85]; &quot;&quot;&quot;)&quot;)" office:value-type="string" office:string-value="&quot;) AND tenseIs(&quot;Tense.PRESENT&quot;),replaceEnd(&quot;spricka&quot; &quot;spricker&quot;)" calcext:value-type="string">
            <text:p>") AND tenseIs("Tense.PRESENT"),replaceEnd("spricka" "spricker")</text:p>
          </table:table-cell>
          <table:table-cell table:style-name="ce1" office:value-type="string" calcext:value-type="string">
            <text:p>sprick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sprida</text:p>
          </table:table-cell>
          <table:table-cell table:formula="of:=CONCATENATE(&quot;&quot;&quot;&quot;; &quot;) AND tenseIs(&quot;&quot;Tense.PRESENT&quot;&quot;),replaceEnd(&quot;&quot;&quot;; [.B86]; &quot;&quot;&quot; &quot;&quot;&quot;; [.D86]; &quot;&quot;&quot;)&quot;)" office:value-type="string" office:string-value="&quot;) AND tenseIs(&quot;Tense.PRESENT&quot;),replaceEnd(&quot;sprida&quot; &quot;sprider&quot;)" calcext:value-type="string">
            <text:p>") AND tenseIs("Tense.PRESENT"),replaceEnd("sprida" "sprider")</text:p>
          </table:table-cell>
          <table:table-cell table:style-name="ce1" office:value-type="string" calcext:value-type="string">
            <text:p>sprid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springa</text:p>
          </table:table-cell>
          <table:table-cell table:formula="of:=CONCATENATE(&quot;&quot;&quot;&quot;; &quot;) AND tenseIs(&quot;&quot;Tense.PRESENT&quot;&quot;),replaceEnd(&quot;&quot;&quot;; [.B87]; &quot;&quot;&quot; &quot;&quot;&quot;; [.D87]; &quot;&quot;&quot;)&quot;)" office:value-type="string" office:string-value="&quot;) AND tenseIs(&quot;Tense.PRESENT&quot;),replaceEnd(&quot;springa&quot; &quot;springer&quot;)" calcext:value-type="string">
            <text:p>") AND tenseIs("Tense.PRESENT"),replaceEnd("springa" "springer")</text:p>
          </table:table-cell>
          <table:table-cell table:style-name="ce1" office:value-type="string" calcext:value-type="string">
            <text:p>spring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sticka</text:p>
          </table:table-cell>
          <table:table-cell table:formula="of:=CONCATENATE(&quot;&quot;&quot;&quot;; &quot;) AND tenseIs(&quot;&quot;Tense.PRESENT&quot;&quot;),replaceEnd(&quot;&quot;&quot;; [.B88]; &quot;&quot;&quot; &quot;&quot;&quot;; [.D88]; &quot;&quot;&quot;)&quot;)" office:value-type="string" office:string-value="&quot;) AND tenseIs(&quot;Tense.PRESENT&quot;),replaceEnd(&quot;sticka&quot; &quot;sticker&quot;)" calcext:value-type="string">
            <text:p>") AND tenseIs("Tense.PRESENT"),replaceEnd("sticka" "sticker")</text:p>
          </table:table-cell>
          <table:table-cell table:style-name="ce1" office:value-type="string" calcext:value-type="string">
            <text:p>stick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stiga</text:p>
          </table:table-cell>
          <table:table-cell table:formula="of:=CONCATENATE(&quot;&quot;&quot;&quot;; &quot;) AND tenseIs(&quot;&quot;Tense.PRESENT&quot;&quot;),replaceEnd(&quot;&quot;&quot;; [.B89]; &quot;&quot;&quot; &quot;&quot;&quot;; [.D89]; &quot;&quot;&quot;)&quot;)" office:value-type="string" office:string-value="&quot;) AND tenseIs(&quot;Tense.PRESENT&quot;),replaceEnd(&quot;stiga&quot; &quot;stiger&quot;)" calcext:value-type="string">
            <text:p>") AND tenseIs("Tense.PRESENT"),replaceEnd("stiga" "stiger")</text:p>
          </table:table-cell>
          <table:table-cell table:style-name="ce1" office:value-type="string" calcext:value-type="string">
            <text:p>stig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stinka</text:p>
          </table:table-cell>
          <table:table-cell table:formula="of:=CONCATENATE(&quot;&quot;&quot;&quot;; &quot;) AND tenseIs(&quot;&quot;Tense.PRESENT&quot;&quot;),replaceEnd(&quot;&quot;&quot;; [.B90]; &quot;&quot;&quot; &quot;&quot;&quot;; [.D90]; &quot;&quot;&quot;)&quot;)" office:value-type="string" office:string-value="&quot;) AND tenseIs(&quot;Tense.PRESENT&quot;),replaceEnd(&quot;stinka&quot; &quot;stinker&quot;)" calcext:value-type="string">
            <text:p>") AND tenseIs("Tense.PRESENT"),replaceEnd("stinka" "stinker")</text:p>
          </table:table-cell>
          <table:table-cell table:style-name="ce1" office:value-type="string" calcext:value-type="string">
            <text:p>stink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stjäla</text:p>
          </table:table-cell>
          <table:table-cell table:formula="of:=CONCATENATE(&quot;&quot;&quot;&quot;; &quot;) AND tenseIs(&quot;&quot;Tense.PRESENT&quot;&quot;),replaceEnd(&quot;&quot;&quot;; [.B91]; &quot;&quot;&quot; &quot;&quot;&quot;; [.D91]; &quot;&quot;&quot;)&quot;)" office:value-type="string" office:string-value="&quot;) AND tenseIs(&quot;Tense.PRESENT&quot;),replaceEnd(&quot;stjäla&quot; &quot;stjäl&quot;)" calcext:value-type="string">
            <text:p>") AND tenseIs("Tense.PRESENT"),replaceEnd("stjäla" "stjäl")</text:p>
          </table:table-cell>
          <table:table-cell table:style-name="ce1" office:value-type="string" calcext:value-type="string">
            <text:p>stjäl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strida</text:p>
          </table:table-cell>
          <table:table-cell table:formula="of:=CONCATENATE(&quot;&quot;&quot;&quot;; &quot;) AND tenseIs(&quot;&quot;Tense.PRESENT&quot;&quot;),replaceEnd(&quot;&quot;&quot;; [.B92]; &quot;&quot;&quot; &quot;&quot;&quot;; [.D92]; &quot;&quot;&quot;)&quot;)" office:value-type="string" office:string-value="&quot;) AND tenseIs(&quot;Tense.PRESENT&quot;),replaceEnd(&quot;strida&quot; &quot;strider&quot;)" calcext:value-type="string">
            <text:p>") AND tenseIs("Tense.PRESENT"),replaceEnd("strida" "strider")</text:p>
          </table:table-cell>
          <table:table-cell table:style-name="ce1" office:value-type="string" calcext:value-type="string">
            <text:p>strid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stryka</text:p>
          </table:table-cell>
          <table:table-cell table:formula="of:=CONCATENATE(&quot;&quot;&quot;&quot;; &quot;) AND tenseIs(&quot;&quot;Tense.PRESENT&quot;&quot;),replaceEnd(&quot;&quot;&quot;; [.B93]; &quot;&quot;&quot; &quot;&quot;&quot;; [.D93]; &quot;&quot;&quot;)&quot;)" office:value-type="string" office:string-value="&quot;) AND tenseIs(&quot;Tense.PRESENT&quot;),replaceEnd(&quot;stryka&quot; &quot;stryker&quot;)" calcext:value-type="string">
            <text:p>") AND tenseIs("Tense.PRESENT"),replaceEnd("stryka" "stryker")</text:p>
          </table:table-cell>
          <table:table-cell table:style-name="ce1" office:value-type="string" calcext:value-type="string">
            <text:p>stryk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stå</text:p>
          </table:table-cell>
          <table:table-cell table:formula="of:=CONCATENATE(&quot;&quot;&quot;&quot;; &quot;) AND tenseIs(&quot;&quot;Tense.PRESENT&quot;&quot;),replaceEnd(&quot;&quot;&quot;; [.B94]; &quot;&quot;&quot; &quot;&quot;&quot;; [.D94]; &quot;&quot;&quot;)&quot;)" office:value-type="string" office:string-value="&quot;) AND tenseIs(&quot;Tense.PRESENT&quot;),replaceEnd(&quot;stå&quot; &quot;står&quot;)" calcext:value-type="string">
            <text:p>") AND tenseIs("Tense.PRESENT"),replaceEnd("stå" "står")</text:p>
          </table:table-cell>
          <table:table-cell table:style-name="ce1" office:value-type="string" calcext:value-type="string">
            <text:p>stå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suga</text:p>
          </table:table-cell>
          <table:table-cell table:formula="of:=CONCATENATE(&quot;&quot;&quot;&quot;; &quot;) AND tenseIs(&quot;&quot;Tense.PRESENT&quot;&quot;),replaceEnd(&quot;&quot;&quot;; [.B95]; &quot;&quot;&quot; &quot;&quot;&quot;; [.D95]; &quot;&quot;&quot;)&quot;)" office:value-type="string" office:string-value="&quot;) AND tenseIs(&quot;Tense.PRESENT&quot;),replaceEnd(&quot;suga&quot; &quot;suger&quot;)" calcext:value-type="string">
            <text:p>") AND tenseIs("Tense.PRESENT"),replaceEnd("suga" "suger")</text:p>
          </table:table-cell>
          <table:table-cell table:style-name="ce1" office:value-type="string" calcext:value-type="string">
            <text:p>sug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supa</text:p>
          </table:table-cell>
          <table:table-cell table:formula="of:=CONCATENATE(&quot;&quot;&quot;&quot;; &quot;) AND tenseIs(&quot;&quot;Tense.PRESENT&quot;&quot;),replaceEnd(&quot;&quot;&quot;; [.B96]; &quot;&quot;&quot; &quot;&quot;&quot;; [.D96]; &quot;&quot;&quot;)&quot;)" office:value-type="string" office:string-value="&quot;) AND tenseIs(&quot;Tense.PRESENT&quot;),replaceEnd(&quot;supa&quot; &quot;super&quot;)" calcext:value-type="string">
            <text:p>") AND tenseIs("Tense.PRESENT"),replaceEnd("supa" "super")</text:p>
          </table:table-cell>
          <table:table-cell table:style-name="ce1" office:value-type="string" calcext:value-type="string">
            <text:p>sup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svida</text:p>
          </table:table-cell>
          <table:table-cell table:formula="of:=CONCATENATE(&quot;&quot;&quot;&quot;; &quot;) AND tenseIs(&quot;&quot;Tense.PRESENT&quot;&quot;),replaceEnd(&quot;&quot;&quot;; [.B97]; &quot;&quot;&quot; &quot;&quot;&quot;; [.D97]; &quot;&quot;&quot;)&quot;)" office:value-type="string" office:string-value="&quot;) AND tenseIs(&quot;Tense.PRESENT&quot;),replaceEnd(&quot;svida&quot; &quot;svider&quot;)" calcext:value-type="string">
            <text:p>") AND tenseIs("Tense.PRESENT"),replaceEnd("svida" "svider")</text:p>
          </table:table-cell>
          <table:table-cell table:style-name="ce1" office:value-type="string" calcext:value-type="string">
            <text:p>svid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svika</text:p>
          </table:table-cell>
          <table:table-cell table:formula="of:=CONCATENATE(&quot;&quot;&quot;&quot;; &quot;) AND tenseIs(&quot;&quot;Tense.PRESENT&quot;&quot;),replaceEnd(&quot;&quot;&quot;; [.B98]; &quot;&quot;&quot; &quot;&quot;&quot;; [.D98]; &quot;&quot;&quot;)&quot;)" office:value-type="string" office:string-value="&quot;) AND tenseIs(&quot;Tense.PRESENT&quot;),replaceEnd(&quot;svika&quot; &quot;sviker&quot;)" calcext:value-type="string">
            <text:p>") AND tenseIs("Tense.PRESENT"),replaceEnd("svika" "sviker")</text:p>
          </table:table-cell>
          <table:table-cell table:style-name="ce1" office:value-type="string" calcext:value-type="string">
            <text:p>svik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svälta</text:p>
          </table:table-cell>
          <table:table-cell table:formula="of:=CONCATENATE(&quot;&quot;&quot;&quot;; &quot;) AND tenseIs(&quot;&quot;Tense.PRESENT&quot;&quot;),replaceEnd(&quot;&quot;&quot;; [.B99]; &quot;&quot;&quot; &quot;&quot;&quot;; [.D99]; &quot;&quot;&quot;)&quot;)" office:value-type="string" office:string-value="&quot;) AND tenseIs(&quot;Tense.PRESENT&quot;),replaceEnd(&quot;svälta&quot; &quot;svälter&quot;)" calcext:value-type="string">
            <text:p>") AND tenseIs("Tense.PRESENT"),replaceEnd("svälta" "svälter")</text:p>
          </table:table-cell>
          <table:table-cell table:style-name="ce1" office:value-type="string" calcext:value-type="string">
            <text:p>svält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svära</text:p>
          </table:table-cell>
          <table:table-cell table:formula="of:=CONCATENATE(&quot;&quot;&quot;&quot;; &quot;) AND tenseIs(&quot;&quot;Tense.PRESENT&quot;&quot;),replaceEnd(&quot;&quot;&quot;; [.B100]; &quot;&quot;&quot; &quot;&quot;&quot;; [.D100]; &quot;&quot;&quot;)&quot;)" office:value-type="string" office:string-value="&quot;) AND tenseIs(&quot;Tense.PRESENT&quot;),replaceEnd(&quot;svära&quot; &quot;svär&quot;)" calcext:value-type="string">
            <text:p>") AND tenseIs("Tense.PRESENT"),replaceEnd("svära" "svär")</text:p>
          </table:table-cell>
          <table:table-cell table:style-name="ce1" office:value-type="string" calcext:value-type="string">
            <text:p>svä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ta</text:p>
          </table:table-cell>
          <table:table-cell table:formula="of:=CONCATENATE(&quot;&quot;&quot;&quot;; &quot;) AND tenseIs(&quot;&quot;Tense.PRESENT&quot;&quot;),replaceEnd(&quot;&quot;&quot;; [.B101]; &quot;&quot;&quot; &quot;&quot;&quot;; [.D101]; &quot;&quot;&quot;)&quot;)" office:value-type="string" office:string-value="&quot;) AND tenseIs(&quot;Tense.PRESENT&quot;),replaceEnd(&quot;ta&quot; &quot;tar&quot;)" calcext:value-type="string">
            <text:p>") AND tenseIs("Tense.PRESENT"),replaceEnd("ta" "tar")</text:p>
          </table:table-cell>
          <table:table-cell table:style-name="ce1" office:value-type="string" calcext:value-type="string">
            <text:p>ta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tiga</text:p>
          </table:table-cell>
          <table:table-cell table:formula="of:=CONCATENATE(&quot;&quot;&quot;&quot;; &quot;) AND tenseIs(&quot;&quot;Tense.PRESENT&quot;&quot;),replaceEnd(&quot;&quot;&quot;; [.B102]; &quot;&quot;&quot; &quot;&quot;&quot;; [.D102]; &quot;&quot;&quot;)&quot;)" office:value-type="string" office:string-value="&quot;) AND tenseIs(&quot;Tense.PRESENT&quot;),replaceEnd(&quot;tiga&quot; &quot;tiger&quot;)" calcext:value-type="string">
            <text:p>") AND tenseIs("Tense.PRESENT"),replaceEnd("tiga" "tiger")</text:p>
          </table:table-cell>
          <table:table-cell table:style-name="ce1" office:value-type="string" calcext:value-type="string">
            <text:p>tig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tjuta</text:p>
          </table:table-cell>
          <table:table-cell table:formula="of:=CONCATENATE(&quot;&quot;&quot;&quot;; &quot;) AND tenseIs(&quot;&quot;Tense.PRESENT&quot;&quot;),replaceEnd(&quot;&quot;&quot;; [.B103]; &quot;&quot;&quot; &quot;&quot;&quot;; [.D103]; &quot;&quot;&quot;)&quot;)" office:value-type="string" office:string-value="&quot;) AND tenseIs(&quot;Tense.PRESENT&quot;),replaceEnd(&quot;tjuta&quot; &quot;tjuter&quot;)" calcext:value-type="string">
            <text:p>") AND tenseIs("Tense.PRESENT"),replaceEnd("tjuta" "tjuter")</text:p>
          </table:table-cell>
          <table:table-cell table:style-name="ce1" office:value-type="string" calcext:value-type="string">
            <text:p>tjuter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tvinga</text:p>
          </table:table-cell>
          <table:table-cell table:formula="of:=CONCATENATE(&quot;&quot;&quot;&quot;; &quot;) AND tenseIs(&quot;&quot;Tense.PRESENT&quot;&quot;),replaceEnd(&quot;&quot;&quot;; [.B104]; &quot;&quot;&quot; &quot;&quot;&quot;; [.D104]; &quot;&quot;&quot;)&quot;)" office:value-type="string" office:string-value="&quot;) AND tenseIs(&quot;Tense.PRESENT&quot;),replaceEnd(&quot;tvinga&quot; &quot;tvinger/tvingar&quot;)" calcext:value-type="string">
            <text:p>") AND tenseIs("Tense.PRESENT"),replaceEnd("tvinga" "tvinger/tvingar")</text:p>
          </table:table-cell>
          <table:table-cell table:style-name="ce1" office:value-type="string" calcext:value-type="string">
            <text:p>tvinger/tvinga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vara</text:p>
          </table:table-cell>
          <table:table-cell table:formula="of:=CONCATENATE(&quot;&quot;&quot;&quot;; &quot;) AND tenseIs(&quot;&quot;Tense.PRESENT&quot;&quot;),replaceEnd(&quot;&quot;&quot;; [.B105]; &quot;&quot;&quot; &quot;&quot;&quot;; [.D105]; &quot;&quot;&quot;)&quot;)" office:value-type="string" office:string-value="&quot;) AND tenseIs(&quot;Tense.PRESENT&quot;),replaceEnd(&quot;vara&quot; &quot;är&quot;)" calcext:value-type="string">
            <text:p>") AND tenseIs("Tense.PRESENT"),replaceEnd("vara" "är")</text:p>
          </table:table-cell>
          <table:table-cell table:style-name="ce1" office:value-type="string" calcext:value-type="string">
            <text:p>ä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veta</text:p>
          </table:table-cell>
          <table:table-cell table:formula="of:=CONCATENATE(&quot;&quot;&quot;&quot;; &quot;) AND tenseIs(&quot;&quot;Tense.PRESENT&quot;&quot;),replaceEnd(&quot;&quot;&quot;; [.B106]; &quot;&quot;&quot; &quot;&quot;&quot;; [.D106]; &quot;&quot;&quot;)&quot;)" office:value-type="string" office:string-value="&quot;) AND tenseIs(&quot;Tense.PRESENT&quot;),replaceEnd(&quot;veta&quot; &quot;vet&quot;)" calcext:value-type="string">
            <text:p>") AND tenseIs("Tense.PRESENT"),replaceEnd("veta" "vet")</text:p>
          </table:table-cell>
          <table:table-cell table:style-name="ce1" office:value-type="string" calcext:value-type="string">
            <text:p>vet</text:p>
          </table:table-cell>
          <table:table-cell table:style-name="ce1"/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vika</text:p>
          </table:table-cell>
          <table:table-cell table:formula="of:=CONCATENATE(&quot;&quot;&quot;&quot;; &quot;) AND tenseIs(&quot;&quot;Tense.PRESENT&quot;&quot;),replaceEnd(&quot;&quot;&quot;; [.B107]; &quot;&quot;&quot; &quot;&quot;&quot;; [.D107]; &quot;&quot;&quot;)&quot;)" office:value-type="string" office:string-value="&quot;) AND tenseIs(&quot;Tense.PRESENT&quot;),replaceEnd(&quot;vika&quot; &quot;viker&quot;)" calcext:value-type="string">
            <text:p>") AND tenseIs("Tense.PRESENT"),replaceEnd("vika" "viker")</text:p>
          </table:table-cell>
          <table:table-cell table:style-name="ce1" office:value-type="string" calcext:value-type="string">
            <text:p>vik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vilja</text:p>
          </table:table-cell>
          <table:table-cell table:formula="of:=CONCATENATE(&quot;&quot;&quot;&quot;; &quot;) AND tenseIs(&quot;&quot;Tense.PRESENT&quot;&quot;),replaceEnd(&quot;&quot;&quot;; [.B108]; &quot;&quot;&quot; &quot;&quot;&quot;; [.D108]; &quot;&quot;&quot;)&quot;)" office:value-type="string" office:string-value="&quot;) AND tenseIs(&quot;Tense.PRESENT&quot;),replaceEnd(&quot;vilja&quot; &quot;vill&quot;)" calcext:value-type="string">
            <text:p>") AND tenseIs("Tense.PRESENT"),replaceEnd("vilja" "vill")</text:p>
          </table:table-cell>
          <table:table-cell table:style-name="ce1" office:value-type="string" calcext:value-type="string">
            <text:p>vill</text:p>
          </table:table-cell>
          <table:table-cell table:style-name="ce1"/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vinna</text:p>
          </table:table-cell>
          <table:table-cell table:formula="of:=CONCATENATE(&quot;&quot;&quot;&quot;; &quot;) AND tenseIs(&quot;&quot;Tense.PRESENT&quot;&quot;),replaceEnd(&quot;&quot;&quot;; [.B109]; &quot;&quot;&quot; &quot;&quot;&quot;; [.D109]; &quot;&quot;&quot;)&quot;)" office:value-type="string" office:string-value="&quot;) AND tenseIs(&quot;Tense.PRESENT&quot;),replaceEnd(&quot;vinna&quot; &quot;vinner&quot;)" calcext:value-type="string">
            <text:p>") AND tenseIs("Tense.PRESENT"),replaceEnd("vinna" "vinner")</text:p>
          </table:table-cell>
          <table:table-cell table:style-name="ce1" office:value-type="string" calcext:value-type="string">
            <text:p>vinn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vrida</text:p>
          </table:table-cell>
          <table:table-cell table:formula="of:=CONCATENATE(&quot;&quot;&quot;&quot;; &quot;) AND tenseIs(&quot;&quot;Tense.PRESENT&quot;&quot;),replaceEnd(&quot;&quot;&quot;; [.B110]; &quot;&quot;&quot; &quot;&quot;&quot;; [.D110]; &quot;&quot;&quot;)&quot;)" office:value-type="string" office:string-value="&quot;) AND tenseIs(&quot;Tense.PRESENT&quot;),replaceEnd(&quot;vrida&quot; &quot;vrider&quot;)" calcext:value-type="string">
            <text:p>") AND tenseIs("Tense.PRESENT"),replaceEnd("vrida" "vrider")</text:p>
          </table:table-cell>
          <table:table-cell table:style-name="ce1" office:value-type="string" calcext:value-type="string">
            <text:p>vrid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vänja</text:p>
          </table:table-cell>
          <table:table-cell table:formula="of:=CONCATENATE(&quot;&quot;&quot;&quot;; &quot;) AND tenseIs(&quot;&quot;Tense.PRESENT&quot;&quot;),replaceEnd(&quot;&quot;&quot;; [.B111]; &quot;&quot;&quot; &quot;&quot;&quot;; [.D111]; &quot;&quot;&quot;)&quot;)" office:value-type="string" office:string-value="&quot;) AND tenseIs(&quot;Tense.PRESENT&quot;),replaceEnd(&quot;vänja&quot; &quot;vänjer&quot;)" calcext:value-type="string">
            <text:p>") AND tenseIs("Tense.PRESENT"),replaceEnd("vänja" "vänjer")</text:p>
          </table:table-cell>
          <table:table-cell table:style-name="ce1" office:value-type="string" calcext:value-type="string">
            <text:p>vänj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växa</text:p>
          </table:table-cell>
          <table:table-cell table:formula="of:=CONCATENATE(&quot;&quot;&quot;&quot;; &quot;) AND tenseIs(&quot;&quot;Tense.PRESENT&quot;&quot;),replaceEnd(&quot;&quot;&quot;; [.B112]; &quot;&quot;&quot; &quot;&quot;&quot;; [.D112]; &quot;&quot;&quot;)&quot;)" office:value-type="string" office:string-value="&quot;) AND tenseIs(&quot;Tense.PRESENT&quot;),replaceEnd(&quot;växa&quot; &quot;växer&quot;)" calcext:value-type="string">
            <text:p>") AND tenseIs("Tense.PRESENT"),replaceEnd("växa" "växer")</text:p>
          </table:table-cell>
          <table:table-cell table:style-name="ce1" office:value-type="string" calcext:value-type="string">
            <text:p>växer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erbIs("</text:p>
          </table:table-cell>
          <table:table-cell table:style-name="ce1" office:value-type="string" calcext:value-type="string">
            <text:p>äta</text:p>
          </table:table-cell>
          <table:table-cell table:formula="of:=CONCATENATE(&quot;&quot;&quot;&quot;; &quot;) AND tenseIs(&quot;&quot;Tense.PRESENT&quot;&quot;),replaceEnd(&quot;&quot;&quot;; [.B113]; &quot;&quot;&quot; &quot;&quot;&quot;; [.D113]; &quot;&quot;&quot;)&quot;)" office:value-type="string" office:string-value="&quot;) AND tenseIs(&quot;Tense.PRESENT&quot;),replaceEnd(&quot;äta&quot; &quot;äter&quot;)" calcext:value-type="string">
            <text:p>") AND tenseIs("Tense.PRESENT"),replaceEnd("äta" "äter")</text:p>
          </table:table-cell>
          <table:table-cell table:style-name="ce1" office:value-type="string" calcext:value-type="string">
            <text:p>äter</text:p>
          </table:table-cell>
          <table:table-cell table:style-name="ce1" table:number-columns-repeated="2"/>
          <table:table-cell table:number-columns-repeated="1018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onymous Pro" svg:font-family="'Anonymous Pro'" style:font-pitch="fixed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20:38:35.846203411</meta:creation-date>
    <dc:date>2016-03-31T20:59:18.598539428</dc:date>
    <meta:editing-duration>PT4M52S</meta:editing-duration>
    <meta:editing-cycles>1</meta:editing-cycles>
    <meta:document-statistic meta:table-count="1" meta:cell-count="452" meta:object-count="0"/>
    <meta:generator>LibreOffice/5.1.1.3$Linux_X86_64 LibreOffice_project/10m0$Build-3</meta:generator>
  </office:meta>
</office:document-meta>
</file>